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usedStubbingsFinder.getUnusedStubbingsByLocation( Iterable &lt; Object &gt; mock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UnusedStubbingsFinder.getUnusedStubbings( Iterable &lt; Object &gt; m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